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bPrzedmio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iemi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i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ski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ski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grafi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logia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zyka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ielski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s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ematyka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yka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ri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/5.1.6.2$Linux_X86_64 LibreOffice_project/10m0$Build-2</meta:generator>
  </office:meta>
</office:document-meta>
</file>